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Nelson_20_Text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4b93026"/>
    </style:style>
    <style:style style:name="P4" style:family="paragraph" style:parent-style-name="Standard">
      <style:text-properties officeooo:paragraph-rsid="04dc5a75"/>
    </style:style>
    <style:style style:name="P5" style:family="paragraph" style:parent-style-name="Standard">
      <style:text-properties officeooo:rsid="04a191ac" officeooo:paragraph-rsid="04b93026"/>
    </style:style>
    <style:style style:name="P6" style:family="paragraph" style:parent-style-name="Nelson_20_Text">
      <style:text-properties officeooo:paragraph-rsid="04e3f869"/>
    </style:style>
    <style:style style:name="P7" style:family="paragraph" style:parent-style-name="Nelson_20_Text">
      <style:text-properties officeooo:paragraph-rsid="04e5e268"/>
    </style:style>
    <style:style style:name="P8" style:family="paragraph" style:parent-style-name="Nelson_20_Text">
      <style:text-properties officeooo:paragraph-rsid="04edf6e1"/>
    </style:style>
    <style:style style:name="P9" style:family="paragraph" style:parent-style-name="Nelson_20_Text">
      <style:text-properties officeooo:paragraph-rsid="04f2d19e"/>
    </style:style>
    <style:style style:name="P10" style:family="paragraph" style:parent-style-name="Nelson_20_Text">
      <style:text-properties officeooo:paragraph-rsid="05010698"/>
    </style:style>
    <style:style style:name="P11" style:family="paragraph" style:parent-style-name="Nelson_20_Text">
      <style:text-properties officeooo:paragraph-rsid="050265f8"/>
    </style:style>
    <style:style style:name="T1" style:family="text">
      <style:text-properties officeooo:rsid="04bac9ed"/>
    </style:style>
    <style:style style:name="T2" style:family="text">
      <style:text-properties officeooo:rsid="04bf767c"/>
    </style:style>
    <style:style style:name="T3" style:family="text">
      <style:text-properties officeooo:rsid="04c50ba6"/>
    </style:style>
    <style:style style:name="T4" style:family="text">
      <style:text-properties officeooo:rsid="04c9591c"/>
    </style:style>
    <style:style style:name="T5" style:family="text">
      <style:text-properties officeooo:rsid="04d5b3e0"/>
    </style:style>
    <style:style style:name="T6" style:family="text">
      <style:text-properties officeooo:rsid="04d9baeb"/>
    </style:style>
    <style:style style:name="T7" style:family="text">
      <style:text-properties officeooo:rsid="04dc5a75"/>
    </style:style>
    <style:style style:name="T8" style:family="text">
      <style:text-properties officeooo:rsid="04e3f869"/>
    </style:style>
    <style:style style:name="T9" style:family="text">
      <style:text-properties officeooo:rsid="04e5e268"/>
    </style:style>
    <style:style style:name="T10" style:family="text">
      <style:text-properties officeooo:rsid="04e62d2b"/>
    </style:style>
    <style:style style:name="T11" style:family="text">
      <style:text-properties officeooo:rsid="04e85645"/>
    </style:style>
    <style:style style:name="T12" style:family="text">
      <style:text-properties officeooo:rsid="04e94670"/>
    </style:style>
    <style:style style:name="T13" style:family="text">
      <style:text-properties officeooo:rsid="04ea5c52"/>
    </style:style>
    <style:style style:name="T14" style:family="text">
      <style:text-properties officeooo:rsid="04eabcd3"/>
    </style:style>
    <style:style style:name="T15" style:family="text">
      <style:text-properties officeooo:rsid="04ec9939"/>
    </style:style>
    <style:style style:name="T16" style:family="text">
      <style:text-properties officeooo:rsid="04edf6e1"/>
    </style:style>
    <style:style style:name="T17" style:family="text">
      <style:text-properties officeooo:rsid="04ef2797"/>
    </style:style>
    <style:style style:name="T18" style:family="text">
      <style:text-properties officeooo:rsid="04ef647b"/>
    </style:style>
    <style:style style:name="T19" style:family="text">
      <style:text-properties officeooo:rsid="04f09d58"/>
    </style:style>
    <style:style style:name="T20" style:family="text">
      <style:text-properties officeooo:rsid="04f1bd98"/>
    </style:style>
    <style:style style:name="T21" style:family="text">
      <style:text-properties officeooo:rsid="04f23d35"/>
    </style:style>
    <style:style style:name="T22" style:family="text">
      <style:text-properties officeooo:rsid="04f2d19e"/>
    </style:style>
    <style:style style:name="T23" style:family="text">
      <style:text-properties officeooo:rsid="04f4a3bc"/>
    </style:style>
    <style:style style:name="T24" style:family="text">
      <style:text-properties officeooo:rsid="04f60214"/>
    </style:style>
    <style:style style:name="T25" style:family="text">
      <style:text-properties officeooo:rsid="04f7e590"/>
    </style:style>
    <style:style style:name="T26" style:family="text">
      <style:text-properties officeooo:rsid="04f97b45"/>
    </style:style>
    <style:style style:name="T27" style:family="text">
      <style:text-properties officeooo:rsid="04f9be7a"/>
    </style:style>
    <style:style style:name="T28" style:family="text">
      <style:text-properties officeooo:rsid="04fb292b"/>
    </style:style>
    <style:style style:name="T29" style:family="text">
      <style:text-properties officeooo:rsid="04fb320e"/>
    </style:style>
    <style:style style:name="T30" style:family="text">
      <style:text-properties officeooo:rsid="04fb4d68"/>
    </style:style>
    <style:style style:name="T31" style:family="text">
      <style:text-properties officeooo:rsid="04fc4389"/>
    </style:style>
    <style:style style:name="T32" style:family="text">
      <style:text-properties officeooo:rsid="04fe1df7"/>
    </style:style>
    <style:style style:name="T33" style:family="text">
      <style:text-properties officeooo:rsid="04ff517b"/>
    </style:style>
    <style:style style:name="T34" style:family="text">
      <style:text-properties officeooo:rsid="04ff54fe"/>
    </style:style>
    <style:style style:name="T35" style:family="text">
      <style:text-properties officeooo:rsid="050265f8"/>
    </style:style>
    <style:style style:name="T36" style:family="text">
      <style:text-properties officeooo:rsid="050464df"/>
    </style:style>
    <style:style style:name="T37" style:family="text">
      <style:text-properties officeooo:rsid="050575c5"/>
    </style:style>
    <style:style style:name="T38" style:family="text">
      <style:text-properties officeooo:rsid="0505fa48"/>
    </style:style>
    <style:style style:name="T39" style:family="text">
      <style:text-properties officeooo:rsid="05079816"/>
    </style:style>
    <style:style style:name="T40" style:family="text">
      <style:text-properties officeooo:rsid="05084bd4"/>
    </style:style>
    <style:style style:name="T41" style:family="text">
      <style:text-properties officeooo:rsid="050920de"/>
    </style:style>
    <style:style style:name="T42" style:family="text">
      <style:text-properties officeooo:rsid="0509cfef"/>
    </style:style>
    <style:style style:name="T43" style:family="text">
      <style:text-properties officeooo:rsid="050b0bab"/>
    </style:style>
    <style:style style:name="T44" style:family="text">
      <style:text-properties officeooo:rsid="050ba4c5"/>
    </style:style>
    <style:style style:name="T45" style:family="text">
      <style:text-properties officeooo:rsid="050eb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Cher recruteur d'iWeb</text:span>,</text:p>
      <text:p text:style-name="P6"><text:span text:style-name="T8">Vers la fin de l'été, quand j'étais alors </text:span><text:span text:style-name="T9">encore</text:span><text:span text:style-name="T8"> établi à Shanghai, en Chine, j'avais appliqué chez iWeb en tant qu'administrateur Linux junior, en prévision de mon é</text:span><text:span text:style-name="T26">ventuel</text:span><text:span text:style-name="T8"> retour au Québec. Vous m'aviez </text:span><text:span text:style-name="T17">alors</text:span><text:span text:style-name="T8"> rapidement contacté en me demandant si j'allais bientôt être de retour au Québec, et je vous avais répondu le 11 octobre 2012, mais ç</text:span><text:span text:style-name="T25">elà semblait</text:span><text:span text:style-name="T8"> alors ê</text:span><text:span text:style-name="T25">tre </text:span><text:span text:style-name="T8">un peu </text:span><text:span text:style-name="T27">trop </text:span><text:span text:style-name="T8">tard pour les besoins du poste en question. </text:span><text:span text:style-name="T38">Suivant votre conseil j</text:span><text:span text:style-name="T8">'avais </text:span><text:span text:style-name="T17">toutefois </text:span><text:span text:style-name="T8">ré-appliqué plus tard, </text:span><text:span text:style-name="T9">peu avant mon retour </text:span><text:span text:style-name="T8">mais je n'ai </text:span><text:span text:style-name="T17">ensuite</text:span><text:span text:style-name="T8"> pas eu d'autres nouvelles alors je me suis dit que le poste devait être comblé...</text:span></text:p>
      <text:p text:style-name="P6"><text:span text:style-name="T8">Je </text:span><text:span text:style-name="T9">suis maintenant enfin installé à Montréal pour de bon, </text:span><text:span text:style-name="T28">ayant passé les dernières semaines à me trouver un appart, emmé</text:span><text:span text:style-name="T29">n</text:span><text:span text:style-name="T28">ager et tout ce que cela implique.</text:span><text:span text:style-name="T9"> </text:span><text:span text:style-name="T28">Ce soir je suis </text:span><text:span text:style-name="T30">donc</text:span><text:span text:style-name="T28"> retourné sur votre site </text:span><text:span text:style-name="T30">afin de consulter les offres d'emploi, et</text:span><text:span text:style-name="T28"> j'ai vu ce </text:span><text:span text:style-name="T30">poste</text:span><text:span text:style-name="T8"> </text:span><text:span text:style-name="T17">en tant qu</text:span><text:span text:style-name="T8">'administrateur Linux, </text:span><text:span text:style-name="T9">qui semble ê</text:span><text:span text:style-name="T30">tre </text:span><text:span text:style-name="T28">très</text:span><text:span text:style-name="T9"> compatible avec mes compétences </text:span><text:span text:style-name="T40">actuelles</text:span><text:span text:style-name="T8"> :</text:span></text:p>
      <text:p text:style-name="P6"><text:a xlink:type="simple" xlink:href="http://blog.iweb.com/fr/2012/08/poste-administrateur-de-systemes-"><text:span text:style-name="T8">http://blog.iweb.com/fr/2012/08/poste-administrateur-de-systemes-</text:span></text:a><text:a xlink:type="simple" xlink:href="http://blog.iweb.com/fr/2012/08/poste-administrateur-de-systemes-–-linux/13003.html"><text:span text:style-name="T8">–-linux/13003.html</text:span></text:a></text:p>
      <text:p text:style-name="P7"><text:span text:style-name="T31">Comme je vous l'avais mentionné auparavant, j</text:span><text:span text:style-name="T9">e connaît </text:span><text:span text:style-name="T18">déjà</text:span><text:span text:style-name="T9"> </text:span><text:span text:style-name="T23">bien </text:span><text:span text:style-name="T18">iWeb </text:span><text:span text:style-name="T9">de réputation, </text:span><text:span text:style-name="T18">j</text:span><text:span text:style-name="T10">'ai d'ailleurs entendu beaucoup bien </text:span><text:span text:style-name="T18">de votre entreprise </text:span><text:span text:style-name="T10">par </text:span><text:span text:style-name="T14">certaines de m</text:span><text:span text:style-name="T10">es connaissances. M</text:span><text:span text:style-name="T9">ais en lisant la description du poste tel que décris sur votre site, j'ai </text:span><text:span text:style-name="T18">eu </text:span><text:span text:style-name="T10">encore plus</text:span><text:span text:style-name="T9"> </text:span><text:span text:style-name="T23">que jamais </text:span><text:span text:style-name="T9">l'impression </text:span><text:span text:style-name="T10">que ce poste est </text:span><text:span text:style-name="T15">non seulement </text:span><text:span text:style-name="T10">conçu </text:span><text:span text:style-name="T23">presque</text:span><text:span text:style-name="T10"> sur mesure pour moi, </text:span><text:span text:style-name="T15">mais aussi </text:span><text:span text:style-name="T10">que je m</text:span><text:span text:style-name="T15">e </text:span><text:span text:style-name="T10">sentirais vraiment à ma place </text:span><text:span text:style-name="T15">dans votre entreprise</text:span><text:span text:style-name="T10">. J</text:span><text:span text:style-name="T21">e crois avoir t</text:span><text:span text:style-name="T15">outes</text:span><text:span text:style-name="T10"> les compétences requises, </text:span><text:span text:style-name="T15">sinon</text:span><text:span text:style-name="T10"> je suis un passionné </text:span><text:span text:style-name="T15">de technologies </text:span><text:span text:style-name="T10">qui adore toujours en apprendre davantage et </text:span><text:span text:style-name="T23">qui </text:span><text:span text:style-name="T41">cherche</text:span><text:span text:style-name="T15"> </text:span><text:span text:style-name="T24">constamment</text:span><text:span text:style-name="T15"> à </text:span><text:span text:style-name="T10">rester à jour, </text:span><text:span text:style-name="T41">coûte que coûte.</text:span></text:p>
      <text:p text:style-name="P9"><text:span text:style-name="T11">J'utilise et configure Linux depuis </text:span><text:span text:style-name="T12">une quinzaine d'années,</text:span><text:span text:style-name="T22"> </text:span><text:span text:style-name="T24">d'abord et avant tout par pur loisir</text:span><text:span text:style-name="T11">, </text:span><text:span text:style-name="T22">mais</text:span><text:span text:style-name="T11"> </text:span><text:span text:style-name="T1">dès 2005 </text:span><text:span text:style-name="T11">à</text:span><text:span text:style-name="T1"> </text:span><text:span text:style-name="T4">l'</text:span><text:span text:style-name="T1">école </text:span><text:span text:style-name="T4">où j'étais basé à </text:span><text:span text:style-name="T10">Shanghai</text:span><text:span text:style-name="T4">,</text:span><text:span text:style-name="T1"> </text:span><text:span text:style-name="T10">j'ai mis-en-place </text:span><text:span text:style-name="T1">des </text:span><text:span text:style-name="T11">serveur</text:span><text:span text:style-name="T1">s basés sur Debian agissant comme serveurs </text:span><text:span text:style-name="T5">de courriel postfix/courier,</text:span><text:span text:style-name="T1"> serveurs web Apache </text:span><text:span text:style-name="T13">roulant sites </text:span><text:span text:style-name="T16">web (Drupal) </text:span><text:span text:style-name="T13">et</text:span><text:span text:style-name="T1"> système</text:span><text:span text:style-name="T11">s</text:span><text:span text:style-name="T1"> d'enseignement à distance Moodle, </text:span><text:span text:style-name="T5">serveur</text:span><text:span text:style-name="T16">s</text:span><text:span text:style-name="T5"> </text:span><text:span text:style-name="T32">de fichiers, </text:span><text:span text:style-name="T1">et bien plus. J'ai </text:span><text:span text:style-name="T42">aussi</text:span><text:span text:style-name="T1"> développé à l'interne des systèmes d'administration web pour gérer les informations sur les étudiants </text:span><text:span text:style-name="T2">en</text:span><text:span text:style-name="T1"> PHP et MySQL et</text:span><text:span text:style-name="T43"> </text:span><text:span text:style-name="T44">pour </text:span><text:span text:style-name="T1">aider les enseignants à préparer leurs plans de cours via une interface web. </text:span><text:span text:style-name="T36">J'étais aussi l'administrateur des postes Linux (Ubuntu) dans les labs informatiques utilisés par les étudiants.</text:span></text:p>
      <text:p text:style-name="P8"><text:span text:style-name="T11">Avant mon arrivée </text:span><text:span text:style-name="T13">dans cette entreprise</text:span><text:span text:style-name="T11">, l'école utilisait, </text:span><text:span text:style-name="T33">pour le web et courriel,</text:span><text:span text:style-name="T11"> des serveurs Windows piratés et instables qui plantaient plusieurs fois par semaine (gérés par mes prédécesseurs </text:span><text:span text:style-name="T16">e</text:span><text:span text:style-name="T19">t </text:span><text:span text:style-name="T25">non</text:span><text:span text:style-name="T16"> pas</text:span><text:span text:style-name="T13"> par moi, </text:span><text:span text:style-name="T16">soi-dit en passant</text:span><text:span text:style-name="T13">!</text:span><text:span text:style-name="T11">), mais après m</text:span><text:span text:style-name="T16">es</text:span><text:span text:style-name="T11"> intervention</text:span><text:span text:style-name="T16">s</text:span><text:span text:style-name="T11"> </text:span><text:span text:style-name="T13">et mon souçi du détail</text:span><text:span text:style-name="T11"> </text:span><text:span text:style-name="T16">ils ont obtenus des serveurs</text:span><text:span text:style-name="T13"> extrêmmement stables avec des « uptimes » record. </text:span><text:span text:style-name="T23">J'aime beaucoup</text:span><text:span text:style-name="T16"> administrer des serveurs, </text:span><text:span text:style-name="T20">les rendre stables et performants, </text:span><text:span text:style-name="T23">résoudre les problèmes, automatiser </text:span><text:span text:style-name="T25">l</text:span><text:span text:style-name="T23">es tâches</text:span><text:span text:style-name="T20"> </text:span><text:span text:style-name="T25">(backup, etc) </text:span><text:span text:style-name="T16">et je suis</text:span><text:span text:style-name="T25"> </text:span><text:span text:style-name="T16">motivé à continuer à me perfectionner </text:span><text:span text:style-name="T25">afin d'exceller</text:span><text:span text:style-name="T16"> </text:span><text:span text:style-name="T34">dans ce domaine.</text:span></text:p>
      <text:p text:style-name="P11"><text:span text:style-name="T35">Comme je vous avais déjà contacté dans le passé, vous avez probablement déjà mon CV en banque, mais j'insiste pour que vous téléchargiez la nouvelle version attachée à ce courriel, qui contient plus de détails sur certains projets que j'ai mis en place, </text:span><text:span text:style-name="T36">des sites que j'ai développé,</text:span><text:span text:style-name="T35"> ainsi que mon portefolio visuel. </text:span><text:span text:style-name="T36">Comme vous le constaterez j'ai </text:span><text:span text:style-name="T45">aussi</text:span><text:span text:style-name="T36"> un passé en développement web et en infographie, d'ailleurs je suis ouvert à toutes autres pos</text:span><text:span text:style-name="T37">tes disponibles auxquels je possède les compétences requises.</text:span></text:p>
      <text:p text:style-name="P10"><text:span text:style-name="T3">Merci </text:span><text:span text:style-name="T20">donc </text:span><text:span text:style-name="T3">pour votre attention, </text:span><text:span text:style-name="T20">et </text:span><text:span text:style-name="T3">e</text:span>n espérant avoir de vos nouvelles <text:span text:style-name="T6">prochainement</text:span>,</text:p>
      <text:p text:style-name="P3"/>
      <text:p text:style-name="P5">David Gagnon</text:p>
      <text:p text:style-name="P4"><text:a xlink:type="simple" xlink:href="mailto:toogreen@gmail.com"><text:span text:style-name="T7">toogreen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="100%"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="100%"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="100%"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2-11-06T23:08:54</dc:date>
    <meta:editing-duration>P3DT3H55M</meta:editing-duration>
    <meta:editing-cycles>1263</meta:editing-cycles>
    <meta:generator>LibreOffice/3.6$MacOSX_x86 LibreOffice_project/da8c1e6-fd468f4-454e206-f42a4a9-143cfd</meta:generator>
    <meta:document-statistic meta:table-count="0" meta:image-count="0" meta:object-count="0" meta:page-count="1" meta:paragraph-count="11" meta:word-count="566" meta:character-count="3619" meta:non-whitespace-character-count="3064"/>
  </office:meta>
</office:document-meta>
</file>